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S</mi>
      <mfenced open="{" close="}">
        <mrow>
          <mstyle mathvariant="bold">
            <mrow>
              <mi>q</mi>
            </mrow>
          </mstyle>
          <mrow>
            <mo stretchy="false">(</mo>
            <mrow>
              <mi>t</mi>
            </mrow>
            <mo stretchy="false">)</mo>
          </mrow>
        </mrow>
      </mfenced>
      <mrow>
        <mi/>
        <mo stretchy="false">=</mo>
        <mi/>
      </mrow>
      <mrow>
        <munderover>
          <mo stretchy="false">∫</mo>
          <msub>
            <mi>t</mi>
            <mn>1</mn>
          </msub>
          <msub>
            <mi>t</mi>
            <mn>2</mn>
          </msub>
        </munderover>
        <mi/>
      </mrow>
      <mi>L</mi>
      <mfenced open="(" close=")">
        <mrow>
          <mstyle mathvariant="bold">
            <mrow>
              <mi>q</mi>
            </mrow>
          </mstyle>
          <mrow>
            <mo stretchy="false">(</mo>
            <mrow>
              <mi>t</mi>
            </mrow>
            <mo stretchy="false">)</mo>
          </mrow>
          <mi>,</mi>
          <mstyle mathvariant="bold">
            <mrow>
              <mover accent="true">
                <mi>q</mi>
                <mo stretchy="false">˙</mo>
              </mover>
            </mrow>
          </mstyle>
          <mrow>
            <mo stretchy="false">(</mo>
            <mrow>
              <mi>t</mi>
            </mrow>
            <mo stretchy="false">)</mo>
          </mrow>
          <mi>,</mi>
          <mi>t</mi>
        </mrow>
      </mfenced>
      <mtext>d</mtext>
      <mi>t</mi>
    </mrow>
    <annotation encoding="StarMath 5.0">S left lbrace bold q(t) right rbrace `=` int from t_1 to t_2 ` L left ( bold q(t), bold dot q (t),t right) "d" 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2T17:15:42.426000000</meta:creation-date>
    <meta:generator>LibreOffice/4.1.4.2$Windows_x86 LibreOffice_project/0a0440ccc0227ad9829de5f46be37cfb6edcf72</meta:generator>
  </office:meta>
</office:document-meta>
</file>